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24-10-1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23-10-18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22-10-2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21-10-28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20-10-07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19-10-09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18-10-11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16-10-1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14-10-0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13-10-30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0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0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0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0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200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401</text:p>
          </table:table-cell>
          <table:table-cell office:value-type="string" calcext:value-type="string">
            <text:p>199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